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5a98e" officeooo:paragraph-rsid="1711df76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4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5" style:family="paragraph" style:parent-style-name="Text_20_body">
      <style:text-properties officeooo:paragraph-rsid="16cfedf3"/>
    </style:style>
    <style:style style:name="P16" style:family="paragraph" style:parent-style-name="Text_20_body">
      <style:text-properties officeooo:rsid="3adb7245" officeooo:paragraph-rsid="16cfedf3"/>
    </style:style>
    <style:style style:name="P17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8" style:family="paragraph" style:parent-style-name="Text_20_body">
      <style:text-properties officeooo:rsid="3adb7245" officeooo:paragraph-rsid="16d19975"/>
    </style:style>
    <style:style style:name="P19" style:family="paragraph" style:parent-style-name="Text_20_body">
      <style:text-properties officeooo:rsid="3a6d95a0" officeooo:paragraph-rsid="16cfedf3"/>
    </style:style>
    <style:style style:name="P20" style:family="paragraph" style:parent-style-name="Text_20_body">
      <style:text-properties officeooo:rsid="3a6d95a0" officeooo:paragraph-rsid="16d19975"/>
    </style:style>
    <style:style style:name="P21" style:family="paragraph" style:parent-style-name="Text_20_body">
      <style:text-properties officeooo:rsid="3ada9da4" officeooo:paragraph-rsid="16cfedf3"/>
    </style:style>
    <style:style style:name="P22" style:family="paragraph" style:parent-style-name="Text_20_body">
      <style:text-properties officeooo:rsid="3ada9da4" officeooo:paragraph-rsid="16d19975"/>
    </style:style>
    <style:style style:name="P2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4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25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6" style:family="paragraph" style:parent-style-name="Text_20_body">
      <style:text-properties officeooo:rsid="16bcf6a6" officeooo:paragraph-rsid="16bcf6a6"/>
    </style:style>
    <style:style style:name="P27" style:family="paragraph" style:parent-style-name="Text_20_body">
      <style:text-properties officeooo:rsid="16d5a7f1" officeooo:paragraph-rsid="16d5a7f1"/>
    </style:style>
    <style:style style:name="P28" style:family="paragraph" style:parent-style-name="Text_20_body">
      <style:text-properties officeooo:rsid="16d9016f" officeooo:paragraph-rsid="16d9016f"/>
    </style:style>
    <style:style style:name="P29" style:family="paragraph" style:parent-style-name="Text_20_body">
      <style:text-properties officeooo:rsid="16daf3d3" officeooo:paragraph-rsid="16daf3d3"/>
    </style:style>
    <style:style style:name="P30" style:family="paragraph" style:parent-style-name="Text_20_body">
      <style:text-properties officeooo:rsid="16de0ef5" officeooo:paragraph-rsid="16de0ef5"/>
    </style:style>
    <style:style style:name="P31" style:family="paragraph" style:parent-style-name="Text_20_body">
      <style:text-properties officeooo:rsid="16de5be7" officeooo:paragraph-rsid="16de5be7"/>
    </style:style>
    <style:style style:name="P32" style:family="paragraph" style:parent-style-name="Text_20_body">
      <style:text-properties officeooo:rsid="16de5be7" officeooo:paragraph-rsid="16e0ee99"/>
    </style:style>
    <style:style style:name="P33" style:family="paragraph" style:parent-style-name="Text_20_body">
      <style:text-properties officeooo:rsid="16e0ee99" officeooo:paragraph-rsid="16e0ee99"/>
    </style:style>
    <style:style style:name="P34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5" style:family="paragraph" style:parent-style-name="Text_20_body">
      <style:text-properties officeooo:rsid="16e5540f" officeooo:paragraph-rsid="16e5540f"/>
    </style:style>
    <style:style style:name="P36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7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8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39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40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41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42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43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4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5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6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47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48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49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50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51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52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53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54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5" style:family="paragraph" style:parent-style-name="Text_20_body">
      <style:text-properties officeooo:rsid="1705ad98" officeooo:paragraph-rsid="1705ad98"/>
    </style:style>
    <style:style style:name="P56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57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58" style:family="paragraph" style:parent-style-name="Text_20_body">
      <style:paragraph-properties fo:text-align="start" style:justify-single-word="false"/>
      <style:text-properties officeooo:rsid="1707a58a" officeooo:paragraph-rsid="173e0ec6"/>
    </style:style>
    <style:style style:name="P59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60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61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62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63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64" style:family="paragraph" style:parent-style-name="Text_20_body">
      <style:paragraph-properties fo:text-align="start" style:justify-single-word="false"/>
      <style:text-properties officeooo:paragraph-rsid="171de657"/>
    </style:style>
    <style:style style:name="P65" style:family="paragraph" style:parent-style-name="Text_20_body">
      <style:paragraph-properties fo:text-align="start" style:justify-single-word="false"/>
      <style:text-properties officeooo:paragraph-rsid="16eccd50"/>
    </style:style>
    <style:style style:name="P66" style:family="paragraph" style:parent-style-name="Text_20_body">
      <style:paragraph-properties fo:text-align="start" style:justify-single-word="false"/>
      <style:text-properties officeooo:paragraph-rsid="17307886"/>
    </style:style>
    <style:style style:name="P67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68" style:family="paragraph" style:parent-style-name="Text_20_body">
      <style:paragraph-properties fo:text-align="start" style:justify-single-word="false"/>
      <style:text-properties officeooo:rsid="16f54c98" officeooo:paragraph-rsid="174eb2c4"/>
    </style:style>
    <style:style style:name="P69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70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71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72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73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74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75" style:family="paragraph" style:parent-style-name="Text_20_body">
      <style:paragraph-properties fo:text-align="start" style:justify-single-word="false"/>
      <style:text-properties officeooo:rsid="1713751d" officeooo:paragraph-rsid="1713751d"/>
    </style:style>
    <style:style style:name="P76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77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78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79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80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81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82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83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84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85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86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87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88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89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90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91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92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93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94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95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96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97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98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99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100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101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102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103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104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105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106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107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08" style:family="paragraph" style:parent-style-name="Text_20_body">
      <style:text-properties fo:language="cs" fo:country="CZ" officeooo:rsid="170b13dd" officeooo:paragraph-rsid="170b13dd"/>
    </style:style>
    <style:style style:name="P109" style:family="paragraph" style:parent-style-name="Text_20_body">
      <style:paragraph-properties fo:text-align="start" style:justify-single-word="false"/>
      <style:text-properties officeooo:rsid="172cf2be" officeooo:paragraph-rsid="17427337"/>
    </style:style>
    <style:style style:name="P110" style:family="paragraph" style:parent-style-name="Text_20_body">
      <style:paragraph-properties fo:text-align="start" style:justify-single-word="false"/>
      <style:text-properties officeooo:rsid="173a12e5" officeooo:paragraph-rsid="1743f7f5"/>
    </style:style>
    <style:style style:name="P111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112" style:family="paragraph" style:parent-style-name="Text_20_body">
      <style:paragraph-properties fo:text-align="start" style:justify-single-word="false"/>
      <style:text-properties officeooo:rsid="1745e2c7" officeooo:paragraph-rsid="1745e2c7"/>
    </style:style>
    <style:style style:name="P113" style:family="paragraph" style:parent-style-name="Text_20_body">
      <style:paragraph-properties fo:text-align="start" style:justify-single-word="false"/>
      <style:text-properties officeooo:rsid="173bc0a1" officeooo:paragraph-rsid="1745e2c7"/>
    </style:style>
    <style:style style:name="P114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115" style:family="paragraph" style:parent-style-name="Text_20_body">
      <style:paragraph-properties fo:text-align="start" style:justify-single-word="false"/>
      <style:text-properties officeooo:rsid="1747a442" officeooo:paragraph-rsid="1747a442"/>
    </style:style>
    <style:style style:name="P116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17" style:family="paragraph" style:parent-style-name="Text_20_body">
      <style:paragraph-properties fo:text-align="start" style:justify-single-word="false"/>
      <style:text-properties officeooo:rsid="1749570c" officeooo:paragraph-rsid="1749570c"/>
    </style:style>
    <style:style style:name="P118" style:family="paragraph" style:parent-style-name="Text_20_body">
      <style:paragraph-properties fo:text-align="start" style:justify-single-word="false"/>
      <style:text-properties officeooo:rsid="174a794e" officeooo:paragraph-rsid="174a794e"/>
    </style:style>
    <style:style style:name="P119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20" style:family="paragraph" style:parent-style-name="Text_20_body">
      <style:paragraph-properties fo:text-align="start" style:justify-single-word="false"/>
      <style:text-properties officeooo:rsid="174ba121" officeooo:paragraph-rsid="174d3409"/>
    </style:style>
    <style:style style:name="P121" style:family="paragraph" style:parent-style-name="Text_20_body">
      <style:paragraph-properties fo:text-align="start" style:justify-single-word="false"/>
      <style:text-properties officeooo:rsid="174d3409" officeooo:paragraph-rsid="174d3409"/>
    </style:style>
    <style:style style:name="P122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123" style:family="paragraph" style:parent-style-name="Text_20_body">
      <style:paragraph-properties fo:text-align="start" style:justify-single-word="false"/>
      <style:text-properties officeooo:rsid="17507774" officeooo:paragraph-rsid="17507774"/>
    </style:style>
    <style:style style:name="P124" style:family="paragraph" style:parent-style-name="Text_20_body">
      <style:paragraph-properties fo:text-align="start" style:justify-single-word="false"/>
      <style:text-properties officeooo:rsid="1729e6a2" officeooo:paragraph-rsid="1751408a"/>
    </style:style>
    <style:style style:name="P125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126" style:family="paragraph" style:parent-style-name="Text_20_body">
      <style:paragraph-properties fo:text-align="start" style:justify-single-word="false"/>
      <style:text-properties officeooo:rsid="17533e8f" officeooo:paragraph-rsid="17533e8f"/>
    </style:style>
    <style:style style:name="P127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128" style:family="paragraph" style:parent-style-name="Text_20_body">
      <style:paragraph-properties fo:text-align="start" style:justify-single-word="false"/>
      <style:text-properties officeooo:rsid="17536d8f" officeooo:paragraph-rsid="17536d8f"/>
    </style:style>
    <style:style style:name="P129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30" style:family="paragraph" style:parent-style-name="Text_20_body">
      <style:paragraph-properties fo:text-align="start" style:justify-single-word="false"/>
      <style:text-properties officeooo:rsid="1754a982" officeooo:paragraph-rsid="1754a982"/>
    </style:style>
    <style:style style:name="P131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132" style:family="paragraph" style:parent-style-name="Text_20_body">
      <style:paragraph-properties fo:text-align="start" style:justify-single-word="false"/>
      <style:text-properties officeooo:rsid="1757ecb5" officeooo:paragraph-rsid="1757ecb5"/>
    </style:style>
    <style:style style:name="P133" style:family="paragraph" style:parent-style-name="Heading_20_1">
      <style:text-properties officeooo:paragraph-rsid="16ce184b"/>
    </style:style>
    <style:style style:name="P134" style:family="paragraph" style:parent-style-name="Heading_20_1">
      <style:text-properties officeooo:rsid="16bcf6a6" officeooo:paragraph-rsid="16bcf6a6"/>
    </style:style>
    <style:style style:name="P135" style:family="paragraph" style:parent-style-name="Text_20_body" style:master-page-name="Standard">
      <style:paragraph-properties style:page-number="auto"/>
      <style:text-properties officeooo:paragraph-rsid="16cfedf3"/>
    </style:style>
    <style:style style:name="P136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137" style:family="paragraph" style:parent-style-name="Text_20_body">
      <style:paragraph-properties fo:text-align="start" style:justify-single-word="false"/>
      <style:text-properties officeooo:rsid="1758c68f" officeooo:paragraph-rsid="1758c68f"/>
    </style:style>
    <style:style style:name="P138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39" style:family="paragraph" style:parent-style-name="Text_20_body">
      <style:paragraph-properties fo:text-align="start" style:justify-single-word="false"/>
      <style:text-properties officeooo:rsid="1759c83e" officeooo:paragraph-rsid="1759c83e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70e331"/>
    </style:style>
    <style:style style:name="T16" style:family="text">
      <style:text-properties officeooo:rsid="3adcbf72"/>
    </style:style>
    <style:style style:name="T17" style:family="text">
      <style:text-properties officeooo:rsid="3add670d"/>
    </style:style>
    <style:style style:name="T18" style:family="text">
      <style:text-properties officeooo:rsid="3adef726"/>
    </style:style>
    <style:style style:name="T19" style:family="text">
      <style:text-properties officeooo:rsid="3adffe37"/>
    </style:style>
    <style:style style:name="T20" style:family="text">
      <style:text-properties officeooo:rsid="16d19975"/>
    </style:style>
    <style:style style:name="T21" style:family="text">
      <style:text-properties officeooo:rsid="16d20f59"/>
    </style:style>
    <style:style style:name="T22" style:family="text">
      <style:text-properties officeooo:rsid="16d3545f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  <style:style style:name="T39" style:family="text">
      <style:text-properties officeooo:rsid="3ada9da4"/>
    </style:style>
    <style:style style:name="T40" style:family="text">
      <style:text-properties style:use-window-font-color="true" style:font-name="Georgia1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Georgia1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Georgia1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Georgia1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Georgia1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Georgia1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Georgia1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Georgia1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Georgia1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officeooo:rsid="171de657"/>
    </style:style>
    <style:style style:name="T50" style:family="text">
      <style:text-properties officeooo:rsid="16eccd50"/>
    </style:style>
    <style:style style:name="T51" style:family="text">
      <style:text-properties officeooo:rsid="17307886"/>
    </style:style>
    <style:style style:name="T52" style:family="text">
      <style:text-properties officeooo:rsid="4a4e712a"/>
    </style:style>
    <style:style style:name="T53" style:family="text">
      <style:text-properties officeooo:rsid="172ea68b"/>
    </style:style>
    <style:style style:name="T54" style:family="text">
      <style:text-properties officeooo:rsid="17427337"/>
    </style:style>
    <style:style style:name="T55" style:family="text">
      <style:text-properties officeooo:rsid="16cc542d"/>
    </style:style>
    <style:style style:name="T56" style:family="text">
      <style:text-properties officeooo:rsid="1721873d"/>
    </style:style>
    <style:style style:name="T57" style:family="text">
      <style:text-properties officeooo:rsid="16bf516f"/>
    </style:style>
    <style:style style:name="T58" style:family="text">
      <style:text-properties officeooo:rsid="16fa7f7d"/>
    </style:style>
    <style:style style:name="T59" style:family="text">
      <style:text-properties officeooo:rsid="1733b44a"/>
    </style:style>
    <style:style style:name="T60" style:family="text">
      <style:text-properties officeooo:rsid="174eb2c4"/>
    </style:style>
    <style:style style:name="T61" style:family="text">
      <style:text-properties officeooo:rsid="16fd88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5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5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5"><text:a xlink:type="simple" xlink:href="https://context.reverso.net/translation/hebrew-english/כָּאוֹס" text:style-name="Internet_20_link" text:visited-style-name="Visited_20_Internet_20_Link">https://context.reverso.net/translation/hebrew-english/%D7%9B%D6%BC%D6%B8%D7%90%D7%95%D6%B9%D7%A1</text:a></text:p>
      <text:p text:style-name="P30">TODO: <text:span text:style-name="T25">Era Solren </text:span>(otevírací formule magické truhly v Opuštěné pevnosti) (věčnost cosi): <text:span text:style-name="T37">Patach tevah (truhlo, otevři se!)</text:span></text:p>
      <text:p text:style-name="P15"/>
      <text:p text:style-name="P19">TODO (kouzlené formule):</text:p>
      <text:p text:style-name="P19">Ohnivá <text:span text:style-name="T15">střela</text:span>: <text:span text:style-name="T16">Eš (oheň) týl (střela)</text:span></text:p>
      <text:p text:style-name="P21">Kulový blesk: <text:span text:style-name="T16">Nešef (koule) bárak</text:span></text:p>
      <text:p text:style-name="P21">Pomalý pád: <text:span text:style-name="T17">Itij (pomalý) mapal (pád)</text:span></text:p>
      <text:p text:style-name="P21">Přenos myšlenek: <text:span text:style-name="T18">Hávarah (transfer) chašav (thought)</text:span></text:p>
      <text:p text:style-name="P15"><text:span text:style-name="T39">Světlo: </text:span><text:span text:style-name="T40">Ó</text:span><text:span text:style-name="T41">r</text:span><text:span text:style-name="T13"> (light) /</text:span><text:span text:style-name="T14">* to se bude plést se šachor, sakryš */</text:span></text:p>
      <text:p text:style-name="P21">Uzdrav zranění: <text:span text:style-name="T19">Hivrij (heal, cure) petza (wound) </text:span></text:p>
      <text:p text:style-name="P16">Výboj (to je nejspíš černý blesk, ale whatever): <text:span text:style-name="T19">Šichrur</text:span></text:p>
      <text:p text:style-name="P16">Vzplanutí: <text:span text:style-name="T12">Kvidžah</text:span></text:p>
      <text:p text:style-name="P55"><text:span text:style-name="T12">P</text:span><text:span text:style-name="T11">rotoplasma: Makor (zdroj) refeš (sliz)</text:span></text:p>
      <text:h text:style-name="Heading_20_1" text:outline-level="1">Množné číslo</text:h>
      <text:p text:style-name="P108">- přidat na konec slova -im. (Ot je písmeno nebo runa, otim jsou runy).</text:p>
      <text:p text:style-name="P108">(Tohle asi v hebrejštině funguje jen pro podstatná jména ženského rodu, ale to asi nebudu řešit)</text:p>
      <text:h text:style-name="P133" text:outline-level="1">Slovník</text:h>
      <text:p text:style-name="P42">Blesk – <text:span text:style-name="T20">Bárak</text:span></text:p>
      <text:p text:style-name="P102">Bouře – Sufah</text:p>
      <text:p text:style-name="P44">Beranidlo – Zelokvah</text:p>
      <text:p text:style-name="P84">Bílý – Lavan</text:p>
      <text:p text:style-name="P66"><text:span text:style-name="T51">Čepel – </text:span><text:span text:style-name="T46">T</text:span><text:span text:style-name="T47">araf</text:span></text:p>
      <text:p text:style-name="P60">Dech – <text:span text:style-name="T36">Nišima</text:span></text:p>
      <text:p text:style-name="P61">Detekovat – Gilah</text:p>
      <text:p text:style-name="P138">Déšť – Gešem</text:p>
      <text:p text:style-name="P139">Děs - Ejmah</text:p>
      <text:p text:style-name="P122">Dlouhý – Aruk</text:p>
      <text:p text:style-name="P123">Drtivý - Mochetz</text:p>
      <text:p text:style-name="P37">Duše – Ne<text:span text:style-name="T38">f</text:span>e<text:span text:style-name="T38">š</text:span></text:p>
      <text:p text:style-name="P73">Duplikát – Hetek</text:p>
      <text:p text:style-name="P124">Dvojník <text:span text:style-name="T37">–</text:span> Kefel</text:p>
      <text:p text:style-name="P40">Dýka – Pygion</text:p>
      <text:p text:style-name="P41">Dým - Ašan</text:p>
      <text:p text:style-name="P131"><text:span text:style-name="T20">Věčnost</text:span> – <text:span text:style-name="T35">Olam</text:span></text:p>
      <text:p text:style-name="P132">Golem - Golém</text:p>
      <text:p text:style-name="P93">Had – Nachaš</text:p>
      <text:p text:style-name="P78"><text:soft-page-break/>Hladina – Šetah</text:p>
      <text:p text:style-name="P8">Hojit, <text:span text:style-name="T36">Léčit</text:span> – <text:span text:style-name="T36">Efel</text:span></text:p>
      <text:p text:style-name="P77">Huňáč – </text:p>
      <text:p text:style-name="P129">Hypnóza – <text:span text:style-name="T52">Hipnut</text:span></text:p>
      <text:p text:style-name="P130">Chaos - Yšeder</text:p>
      <text:p text:style-name="P78">Chůze – Halijkah</text:p>
      <text:p text:style-name="P64"><text:span text:style-name="T42">I</text:span><text:span text:style-name="T43">luze</text:span><text:span text:style-name="T49"> – Ašlajah</text:span></text:p>
      <text:p text:style-name="P37">Jasný – Zoher</text:p>
      <text:p text:style-name="P5">Jed – <text:span text:style-name="T34">Eres</text:span></text:p>
      <text:p text:style-name="P43">Koule – <text:span text:style-name="T16">Nešef</text:span></text:p>
      <text:p text:style-name="P89">Kouzlo – Kišuf</text:p>
      <text:p text:style-name="P51">Král – Melech</text:p>
      <text:p text:style-name="P52">Krev – Dam</text:p>
      <text:p text:style-name="P81">Lazebník – Sapar</text:p>
      <text:p text:style-name="P92">Lano – Ševel</text:p>
      <text:p text:style-name="P127">Led – Kerach</text:p>
      <text:p text:style-name="P128">Let <text:span text:style-name="T61">– </text:span>Tisah</text:p>
      <text:p text:style-name="P60">Lektvar – <text:span text:style-name="T24">Miškal</text:span></text:p>
      <text:p text:style-name="P85">Levitace – Rišef</text:p>
      <text:p text:style-name="P47">Léčit, <text:span text:style-name="T36">Hojit</text:span> – Efel</text:p>
      <text:p text:style-name="P48">Magie – Kesem</text:p>
      <text:p text:style-name="P48"><text:soft-page-break/>Magický – Kasum</text:p>
      <text:p text:style-name="P109"><text:span text:style-name="T54">M</text:span>etamorfóza – *Šinuj tzurah*</text:p>
      <text:p text:style-name="P106">Mimoprostor – Míver chalal</text:p>
      <text:p text:style-name="P98">Minulost – Avar</text:p>
      <text:p text:style-name="P119">Mistr – Adon</text:p>
      <text:p text:style-name="P120">Mluvit <text:span text:style-name="T59">–</text:span> Diber</text:p>
      <text:p text:style-name="P101">Mrak – Anan</text:p>
      <text:p text:style-name="P99">Mráz – Karah</text:p>
      <text:p text:style-name="P69">Myšlenka – <text:span text:style-name="T21">Chašav</text:span></text:p>
      <text:p text:style-name="P121">Mrtvý <text:span text:style-name="T59">–</text:span> Met</text:p>
      <text:p text:style-name="P111">Najít – Matza</text:p>
      <text:p text:style-name="P112">Naplň <text:span text:style-name="T56">–</text:span> Mala</text:p>
      <text:p text:style-name="P113">Návrat <text:span text:style-name="T56">–</text:span> Hašavah</text:p>
      <text:p text:style-name="P57">Neviditelnost – Ij ryjut</text:p>
      <text:p text:style-name="P45">Očarování – <text:span text:style-name="T33">Kesem</text:span></text:p>
      <text:p text:style-name="P46">Oblouk – Kešet</text:p>
      <text:p text:style-name="P11">Oheň – <text:span text:style-name="T20">Eš</text:span></text:p>
      <text:p text:style-name="P13">Ochrana – <text:span text:style-name="T32">Haganah</text:span></text:p>
      <text:p text:style-name="P76">Oko – Ajin</text:p>
      <text:p text:style-name="P68">Otevřít – Patach</text:p>
      <text:p text:style-name="P68"><text:span text:style-name="T60">Otevřený </text:span>– <text:span text:style-name="T60">Patucha</text:span></text:p>
      <text:p text:style-name="P63"><text:soft-page-break/>Oslnivý – Misanver</text:p>
      <text:p text:style-name="P71">Pamatuj – Zakhar</text:p>
      <text:p text:style-name="P79">Paralýza – Šituk</text:p>
      <text:p text:style-name="P91">Past – Peh</text:p>
      <text:p text:style-name="P34">Paže – Zroa</text:p>
      <text:p text:style-name="P23">Pád – Mapal</text:p>
      <text:p text:style-name="P39">Pes – Naval</text:p>
      <text:p text:style-name="P95">Podoba – Chazut</text:p>
      <text:p text:style-name="P87">Pomalý – <text:span text:style-name="T21">Itij</text:span></text:p>
      <text:p text:style-name="P110">Portál <text:span text:style-name="T55">–</text:span> Šár</text:p>
      <text:p text:style-name="P109">Proměna – <text:span text:style-name="T54">Šinah</text:span></text:p>
      <text:p text:style-name="P88">Proti (předpona) – Neged</text:p>
      <text:p text:style-name="P105">Prostor – Chalal</text:p>
      <text:p text:style-name="P69">Přenos – <text:span text:style-name="T18">Hávarah</text:span></text:p>
      <text:p text:style-name="P82">Přelud – Ašlajah</text:p>
      <text:p text:style-name="P70">Přines – Palat</text:p>
      <text:p text:style-name="P10">Regenerace – <text:span text:style-name="T31">Hitchatšud</text:span></text:p>
      <text:p text:style-name="P8">Rituál – <text:span text:style-name="T30">Tikis</text:span></text:p>
      <text:p text:style-name="P13">Ru<text:span text:style-name="T3">ka</text:span> – <text:span text:style-name="T28">Jad</text:span></text:p>
      <text:p text:style-name="P59">Runa – Ot</text:p>
      <text:p text:style-name="P62">Runy – Otim</text:p>
      <text:p text:style-name="P13"><text:soft-page-break/>Rukavice – <text:span text:style-name="T29">Kfafa</text:span></text:p>
      <text:p text:style-name="P9">Řád – <text:span text:style-name="T23">Mištar</text:span></text:p>
      <text:p text:style-name="P53">Silný – Chazak</text:p>
      <text:p text:style-name="P54">Sliz – Refeš</text:p>
      <text:p text:style-name="P107">Sledování - Gišuš</text:p>
      <text:p text:style-name="P116">Sluha – Mešaret</text:p>
      <text:p text:style-name="P118">Slunce <text:span text:style-name="T58">–</text:span> Šemeš</text:p>
      <text:p text:style-name="P117">Sluneční světlo – Ór šemeš</text:p>
      <text:p text:style-name="P100">Smrt – Mavet</text:p>
      <text:p text:style-name="P36">Sochař - Pasal</text:p>
      <text:p text:style-name="P74"><text:span text:style-name="T8">S</text:span>oustředit – </text:p>
      <text:p text:style-name="P75">Spánek - Šenah</text:p>
      <text:p text:style-name="P38">Srst – </text:p>
      <text:p text:style-name="P39">Strážce – Haganah</text:p>
      <text:p text:style-name="P12">Stvořit – <text:s/><text:span text:style-name="T48">Jatzar</text:span></text:p>
      <text:p text:style-name="P24">Střela – Týl</text:p>
      <text:p text:style-name="P56">Sugesce – Hašáh</text:p>
      <text:p text:style-name="P50">Světlo – <text:span text:style-name="T21">Ór</text:span></text:p>
      <text:p text:style-name="P48">Štít – Magen</text:p>
      <text:p text:style-name="P86">Ticho – Šeket</text:p>
      <text:p text:style-name="P114">Tlampač – Ramkol</text:p>
      <text:p text:style-name="P115"><text:soft-page-break/>Temnota <text:span text:style-name="T57">–</text:span> Chošek</text:p>
      <text:p text:style-name="P103">Tento, tyto – <text:span text:style-name="T22">Hazat</text:span></text:p>
      <text:p text:style-name="P104">Torna – Sak</text:p>
      <text:p text:style-name="P67">Truhla – Tevah</text:p>
      <text:p text:style-name="P80">Tříšť – Ketim</text:p>
      <text:p text:style-name="P137">Tvář – Panim</text:p>
      <text:p text:style-name="P94">Úder – Nagaf</text:p>
      <text:p text:style-name="P80">Úlomek – Keta</text:p>
      <text:p text:style-name="P39">Věrný – Medujak</text:p>
      <text:p text:style-name="P97">Vize – Chazon</text:p>
      <text:p text:style-name="P72">Zapomeň – Šakhah</text:p>
      <text:p text:style-name="P63">Zář – Lehavah</text:p>
      <text:p text:style-name="P49">Zdroj – Makor</text:p>
      <text:p text:style-name="P58">Zbroj – <text:span text:style-name="T53">Š</text:span>irion</text:p>
      <text:p text:style-name="P96">Změna – Šinah</text:p>
      <text:p text:style-name="P65"><text:span text:style-name="T50">Zranění – Pe</text:span><text:span text:style-name="T44">t</text:span><text:span text:style-name="T45">z</text:span><text:span text:style-name="T50">a</text:span></text:p>
      <text:p text:style-name="P90">Zlomit – Šavar</text:p>
      <text:p text:style-name="P83">Zvuk – Kol</text:p>
      <text:p text:style-name="P125">Žár – Lahat</text:p>
      <text:p text:style-name="P126">Žíravina <text:span text:style-name="T37">–</text:span> Chomel</text:p>
      <text:h text:style-name="Heading_20_1" text:outline-level="1">Formule</text:h>
      <text:p text:style-name="P20">Ohnivá <text:span text:style-name="T15">střela – Eš (oheň) týl (střela)</text:span></text:p>
      <text:p text:style-name="P22">Kulový blesk – <text:span text:style-name="T16">Nešef (koule) bárak</text:span></text:p>
      <text:p text:style-name="P22">Pomalý pád: <text:span text:style-name="T17">Itij (pomalý) mapal (pád)</text:span></text:p>
      <text:p text:style-name="P22">Přenos myšlenek: <text:span text:style-name="T18">Hávarah (transfer) chašav (thought)</text:span></text:p>
      <text:p text:style-name="P22">Světlo: <text:span text:style-name="T21">Ór</text:span><text:span text:style-name="T13"> (light)</text:span></text:p>
      <text:p text:style-name="P22">Uzdrav zranění: <text:span text:style-name="T33">Efel (heal) petza (wound) </text:span></text:p>
      <text:p text:style-name="P18">Výboj (to je nejspíš černý blesk, ale whatever): <text:span text:style-name="T19">Šichrur</text:span></text:p>
      <text:p text:style-name="P17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5">Lektvar regenerace – Visidiría brahen</text:p>
      <text:p text:style-name="P14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134" text:outline-level="1">Očarování</text:h>
      <text:p text:style-name="P26">Nechť tyto rukavice soustředí sílu blesku – <text:span text:style-name="T7">Ade bal belen tlana penen svůš</text:span></text:p>
      <text:h text:style-name="Heading_20_1" text:outline-level="1">Města</text:h>
      <text:p text:style-name="P27">Mištar (Řád) – hlavní město elfských říší <text:span text:style-name="T26">(původně Alondar)</text:span>.</text:p>
      <text:h text:style-name="Heading_20_1" text:outline-level="1">Elfská jména</text:h>
      <text:p text:style-name="P35">Chazak Zroa (silná paže)</text:p>
      <text:p text:style-name="P28"/>
      <text:p text:style-name="P28">Glandir (šlechtic, pán pohraniční tvrze)</text:p>
      <text:p text:style-name="P28">Ardanus (mistr duševní magie, později velmistr laboratoře)</text:p>
      <text:p text:style-name="P29">Ankert (mistr sochař)</text:p>
      <text:p text:style-name="P28">Vilinar (velitel vojsk krále Arkadara)</text:p>
      <text:p text:style-name="P28">Arkadar (král)</text:p>
      <text:p text:style-name="P30">Baholar (velmistr sochařského kolegia)</text:p>
      <text:p text:style-name="P31">Tianas (vůdc výpravy elfů do Opuštěné pevnosti) <text:span text:style-name="T27">(to asi může zůstat, nemusí mít staroeflské jméno)</text:span></text:p>
      <text:p text:style-name="P32">Leandor <text:span text:style-name="T27">(to asi může zůstat, nemusí mít staroeflské jméno)</text:span></text:p>
      <text:p text:style-name="P33">Ailara <text:span text:style-name="T27">(to asi může zůstat, nemusí mít staroeflské jméno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1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 fo:hyphenate="true" fo:hyphenation-remain-char-count="2" fo:hyphenation-push-char-count="2" loext:hyphenation-no-caps="false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1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1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1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1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1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1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9-04T14:32:28.898000000</dc:date>
    <meta:print-date>2113-01-01T00:00:00</meta:print-date>
    <meta:editing-cycles>10900</meta:editing-cycles>
    <meta:editing-duration>P33DT5H7M19S</meta:editing-duration>
    <meta:generator>LibreOffice/6.4.5.2$Windows_X86_64 LibreOffice_project/a726b36747cf2001e06b58ad5db1aa3a9a1872d6</meta:generator>
    <dc:creator>York </dc:creator>
    <meta:document-statistic meta:table-count="0" meta:image-count="0" meta:object-count="0" meta:page-count="13" meta:paragraph-count="181" meta:word-count="566" meta:character-count="4026" meta:non-whitespace-character-count="3493"/>
  </office:meta>
</office:document-meta>
</file>